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87b75" officeooo:paragraph-rsid="00187b75"/>
    </style:style>
    <style:style style:name="P2" style:family="paragraph" style:parent-style-name="Standard">
      <style:text-properties style:font-name="Calibri" officeooo:rsid="001ba5b5" officeooo:paragraph-rsid="001ba5b5"/>
    </style:style>
    <style:style style:name="P3" style:family="paragraph" style:parent-style-name="Standard">
      <style:text-properties style:font-name="Calibri" officeooo:rsid="001ba5b5" officeooo:paragraph-rsid="0020f1db"/>
    </style:style>
    <style:style style:name="P4" style:family="paragraph" style:parent-style-name="Standard">
      <style:text-properties style:font-name="Calibri" officeooo:rsid="001d0448" officeooo:paragraph-rsid="001d0448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style="italic" style:text-underline-style="solid" style:text-underline-width="auto" style:text-underline-color="font-color" fo:font-weight="bold" officeooo:rsid="001d0448" officeooo:paragraph-rsid="001d0448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fo:font-style="italic" style:text-underline-style="solid" style:text-underline-width="auto" style:text-underline-color="font-color" fo:font-weight="bold" officeooo:rsid="00215980" officeooo:paragraph-rsid="00215980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Calibri" fo:font-style="italic" style:text-underline-style="solid" style:text-underline-width="auto" style:text-underline-color="font-color" officeooo:rsid="001d0448" officeooo:paragraph-rsid="001d0448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fo:font-style="normal" style:text-underline-style="none" fo:font-weight="normal" officeooo:rsid="00215980" officeooo:paragraph-rsid="0021598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1pt" officeooo:rsid="001ba5b5" officeooo:paragraph-rsid="001ba5b5" style:font-size-asian="11pt" style:font-size-complex="11pt"/>
    </style:style>
    <style:style style:name="T1" style:family="text">
      <style:text-properties officeooo:rsid="001ba5b5"/>
    </style:style>
    <style:style style:name="T2" style:family="text">
      <style:text-properties officeooo:rsid="001e3e17"/>
    </style:style>
    <style:style style:name="T3" style:family="text">
      <style:text-properties officeooo:rsid="001f1c7d"/>
    </style:style>
    <style:style style:name="T4" style:family="text">
      <style:text-properties officeooo:rsid="0020f1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DD</text:p>
      <text:p text:style-name="P1"/>
      <text:p text:style-name="P7">Ejercicio 1:</text:p>
      <text:p text:style-name="P4"/>
      <text:p text:style-name="P1">CREATE TABLE clientes (</text:p>
      <text:p text:style-name="P1">id_cliente int not null,</text:p>
      <text:p text:style-name="P1">nombre varchar(30),</text:p>
      <text:p text:style-name="P1">direccion varchar(50),</text:p>
      <text:p text:style-name="P1">telefono varchar(10),</text:p>
      <text:p text:style-name="P1">primary key (id_cliente)</text:p>
      <text:p text:style-name="P1">);</text:p>
      <text:p text:style-name="P1"/>
      <text:p text:style-name="P7">Ejercicio 2:</text:p>
      <text:p text:style-name="P1"/>
      <text:p text:style-name="P1">INSERT INTO clientes VALUES</text:p>
      <text:p text:style-name="P1">(1, “<text:span text:style-name="T1">Raquel”, “Calle Ramón y Cajal 68”, “678234567”);</text:span></text:p>
      <text:p text:style-name="P2">(2, “Raúl”, “Paseo Circunvalación 56”, “623456789”);</text:p>
      <text:p text:style-name="P2"/>
      <text:p text:style-name="P7">Ejercicio 3:</text:p>
      <text:p text:style-name="P4"/>
      <text:p text:style-name="P2">SELECT * FROM clientes;</text:p>
      <text:p text:style-name="P2"/>
      <text:p text:style-name="P7">Ejercicio 4:</text:p>
      <text:p text:style-name="P4"/>
      <text:p text:style-name="P2">SELECT nif FROM clientes WHERE nombre = ‘pepe’;</text:p>
      <text:p text:style-name="P2"/>
      <text:p text:style-name="P7">Ejercicio 5:</text:p>
      <text:p text:style-name="P4"/>
      <text:p text:style-name="P2">SELECT nombre, telefono FROM clientes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PROGRAMACIÓN</text:p>
      <text:p text:style-name="P4"/>
      <text:p text:style-name="P7">Ejercicio 1:</text:p>
      <text:p text:style-name="P4"/>
      <text:p text:style-name="P2">for (int i = 0; i &lt; numeros.length(); i++) {</text:p>
      <text:p text:style-name="P2"><text:tab/>System.out.println(“<text:span text:style-name="T3">Número en posición “ + i + “: “ + </text:span>numeros[i]);</text:p>
      <text:p text:style-name="P2">}</text:p>
      <text:p text:style-name="P2"/>
      <text:p text:style-name="P7">Ejercicio 2, 3, 4 y 5 (Clase Cliente completa)</text:p>
      <text:p text:style-name="P4"/>
      <text:p text:style-name="P2">package ejercicio2evinicial;</text:p>
      <text:p text:style-name="P2"/>
      <text:p text:style-name="P2">import java.io.FileOutputStream;</text:p>
      <text:p text:style-name="P2">import java.io.IOException;</text:p>
      <text:p text:style-name="P2">import java.io.PrintWriter;</text:p>
      <text:p text:style-name="P2">import java.util.Scanner;</text:p>
      <text:p text:style-name="P2"/>
      <text:p text:style-name="P2">/**</text:p>
      <text:p text:style-name="P2"><text:s/>*</text:p>
      <text:p text:style-name="P2"><text:s/>* @author Robyn</text:p>
      <text:p text:style-name="P2"><text:s/>*/</text:p>
      <text:p text:style-name="P2">public class Cliente {</text:p>
      <text:p text:style-name="P2"><text:s text:c="4"/></text:p>
      <text:p text:style-name="P2"><text:s text:c="4"/>int id_cliente;</text:p>
      <text:p text:style-name="P3"><text:s text:c="4"/>String nombre <text:span text:style-name="T4">= “”;</text:span> </text:p>
      <text:p text:style-name="P3"><text:s text:c="4"/><text:span text:style-name="T4">String </text:span>direccion <text:span text:style-name="T4">= “”;</text:span></text:p>
      <text:p text:style-name="P3"><text:s text:c="4"/><text:span text:style-name="T4">String </text:span>telefono <text:span text:style-name="T4">= “”</text:span>;</text:p>
      <text:p text:style-name="P2"><text:s text:c="4"/></text:p>
      <text:p text:style-name="P2"><text:s text:c="4"/>public Cliente(int id_cliente, String nombre, String direccion, String telefono){</text:p>
      <text:p text:style-name="P2"><text:s text:c="8"/>this.id_cliente = id_cliente;</text:p>
      <text:p text:style-name="P2"><text:s text:c="8"/>this.nombre = nombre;</text:p>
      <text:p text:style-name="P2"><text:s text:c="8"/>this.direccion = direccion;</text:p>
      <text:p text:style-name="P2"><text:s text:c="8"/>this.telefono = telefono;</text:p>
      <text:p text:style-name="P2"><text:s text:c="4"/>}</text:p>
      <text:p text:style-name="P2"><text:s text:c="4"/></text:p>
      <text:p text:style-name="P2"><text:s text:c="4"/>public void pedirDatos() {</text:p>
      <text:p text:style-name="P2"><text:s text:c="8"/>Scanner teclado = new Scanner(System.in);</text:p>
      <text:p text:style-name="P2"><text:s text:c="8"/></text:p>
      <text:p text:style-name="P2"><text:s text:c="8"/>System.out.println("Introduce a continuación los datos del cliente.");</text:p>
      <text:p text:style-name="P2"><text:s text:c="8"/>System.out.println("ID: ");</text:p>
      <text:p text:style-name="P2"><text:s text:c="8"/>this.id_cliente = teclado.nextInt();</text:p>
      <text:p text:style-name="P2"><text:s text:c="8"/></text:p>
      <text:p text:style-name="P2"><text:s text:c="8"/>System.out.println("Nombre: ");</text:p>
      <text:p text:style-name="P2"><text:s text:c="8"/>this.nombre = teclado.nextLine();</text:p>
      <text:p text:style-name="P2"><text:s text:c="8"/></text:p>
      <text:p text:style-name="P2"><text:s text:c="8"/>System.out.println("Dirección: ");</text:p>
      <text:p text:style-name="P2"><text:s text:c="8"/>this.direccion = teclado.nextLine();</text:p>
      <text:p text:style-name="P2"><text:s text:c="8"/></text:p>
      <text:p text:style-name="P2"><text:s text:c="8"/>System.out.println("Teléfono: ");</text:p>
      <text:p text:style-name="P2"><text:soft-page-break/><text:s text:c="8"/>this.telefono = teclado.nextLine();</text:p>
      <text:p text:style-name="P2"><text:s text:c="4"/>}</text:p>
      <text:p text:style-name="P2"><text:s text:c="4"/></text:p>
      <text:p text:style-name="P2"><text:s text:c="4"/>public void guardarDatos(){</text:p>
      <text:p text:style-name="P2"><text:s text:c="8"/>String output = "src/ejercicio2evinicial/misclientes.txt";</text:p>
      <text:p text:style-name="P2"><text:s text:c="8"/>PrintWriter pw = null;</text:p>
      <text:p text:style-name="P2"><text:s text:c="8"/></text:p>
      <text:p text:style-name="P2"><text:s text:c="8"/>try {</text:p>
      <text:p text:style-name="P2"><text:s text:c="12"/>pw = new PrintWriter(output);</text:p>
      <text:p text:style-name="P2"><text:s text:c="8"/>} catch (FileNotFoundException ex) {</text:p>
      <text:p text:style-name="P2"><text:s text:c="12"/>System.out.println("El fichero " + output + " no existe.");</text:p>
      <text:p text:style-name="P2"><text:s text:c="8"/>} catch (IOException ex){</text:p>
      <text:p text:style-name="P2"><text:s text:c="12"/>System.out.println(ex);</text:p>
      <text:p text:style-name="P2"><text:s text:c="8"/>}</text:p>
      <text:p text:style-name="P2"><text:s text:c="8"/></text:p>
      <text:p text:style-name="P2"><text:s text:c="8"/>pw.println(id_cliente);</text:p>
      <text:p text:style-name="P2"><text:s text:c="8"/>pw.println(nombre);</text:p>
      <text:p text:style-name="P2"><text:s text:c="8"/>pw.println(direccion);</text:p>
      <text:p text:style-name="P2"><text:s text:c="8"/>pw.println(telefono);</text:p>
      <text:p text:style-name="P2"><text:s text:c="8"/></text:p>
      <text:p text:style-name="P2"><text:s text:c="8"/>pw.close();</text:p>
      <text:p text:style-name="P2"><text:s text:c="4"/>}</text:p>
      <text:p text:style-name="P2"/>
      <text:p text:style-name="P2">//<text:span text:style-name="T2">getters y setters</text:span></text:p>
      <text:p text:style-name="P2"/>
      <text:p text:style-name="P2"><text:s text:c="4"/>public void setId_cliente(int id_cliente) {</text:p>
      <text:p text:style-name="P2"><text:s text:c="8"/>this.id_cliente = id_cliente;</text:p>
      <text:p text:style-name="P2"><text:s text:c="4"/>}</text:p>
      <text:p text:style-name="P2"/>
      <text:p text:style-name="P2"><text:s text:c="4"/>public void setNombre(String nombre) {</text:p>
      <text:p text:style-name="P2"><text:s text:c="8"/>this.nombre = nombre;</text:p>
      <text:p text:style-name="P2"><text:s text:c="4"/>}</text:p>
      <text:p text:style-name="P2"/>
      <text:p text:style-name="P2"><text:s text:c="4"/>public void setDireccion(String direccion) {</text:p>
      <text:p text:style-name="P2"><text:s text:c="8"/>this.direccion = direccion;</text:p>
      <text:p text:style-name="P2"><text:s text:c="4"/>}</text:p>
      <text:p text:style-name="P2"/>
      <text:p text:style-name="P2"><text:s text:c="4"/>public void setTelefono(String telefono) {</text:p>
      <text:p text:style-name="P2"><text:s text:c="8"/>this.telefono = telefono;</text:p>
      <text:p text:style-name="P2"><text:s text:c="4"/>}</text:p>
      <text:p text:style-name="P2"/>
      <text:p text:style-name="P2"><text:s text:c="4"/>public int getId_cliente() {</text:p>
      <text:p text:style-name="P2"><text:s text:c="8"/>return id_cliente;</text:p>
      <text:p text:style-name="P2"><text:s text:c="4"/>}</text:p>
      <text:p text:style-name="P2"/>
      <text:p text:style-name="P2"><text:s text:c="4"/>public String getNombre() {</text:p>
      <text:p text:style-name="P2"><text:s text:c="8"/>return nombre;</text:p>
      <text:p text:style-name="P2"><text:s text:c="4"/>}</text:p>
      <text:p text:style-name="P2"/>
      <text:p text:style-name="P2"><text:soft-page-break/><text:s text:c="4"/>public String getDireccion() {</text:p>
      <text:p text:style-name="P2"><text:s text:c="8"/>return direccion;</text:p>
      <text:p text:style-name="P2"><text:s text:c="4"/>}</text:p>
      <text:p text:style-name="P2"/>
      <text:p text:style-name="P2"><text:s text:c="4"/>public String getTelefono() {</text:p>
      <text:p text:style-name="P2"><text:s text:c="8"/>return telefono;</text:p>
      <text:p text:style-name="P2"><text:s text:c="4"/>}</text:p>
      <text:p text:style-name="P2"/>
      <text:p text:style-name="P2">//<text:span text:style-name="T2">Override de toString para el ejercicio 3</text:span></text:p>
      <text:p text:style-name="P2"><text:s text:c="4"/></text:p>
      <text:p text:style-name="P2"><text:s text:c="4"/>@Override</text:p>
      <text:p text:style-name="P2"><text:s text:c="4"/>public String toString(){</text:p>
      <text:p text:style-name="P2"><text:s text:c="8"/>return "Cliente #" + id_cliente + ": " + nombre + " " + direccion + " " + telefono;</text:p>
      <text:p text:style-name="P2"><text:s text:c="4"/>}</text:p>
      <text:p text:style-name="P2"><text:s text:c="4"/></text:p>
      <text:p text:style-name="P2">}</text:p>
      <text:p text:style-name="P2"/>
      <text:p text:style-name="P6">PARTE II</text:p>
      <text:p text:style-name="P6"/>
      <text:p text:style-name="P8">package ejercicioiievinicial;</text:p>
      <text:p text:style-name="P8"/>
      <text:p text:style-name="P8">import static java.lang.Integer.parseInt;</text:p>
      <text:p text:style-name="P8">import java.util.InputMismatchException;</text:p>
      <text:p text:style-name="P8">import java.util.Scanner;</text:p>
      <text:p text:style-name="P8"/>
      <text:p text:style-name="P8">/**</text:p>
      <text:p text:style-name="P8"><text:s/>*</text:p>
      <text:p text:style-name="P8"><text:s/>* @author Robyn</text:p>
      <text:p text:style-name="P8"><text:s/>*/</text:p>
      <text:p text:style-name="P8">public class Main {</text:p>
      <text:p text:style-name="P8"/>
      <text:p text:style-name="P8"><text:s text:c="4"/>/**</text:p>
      <text:p text:style-name="P8"><text:s text:c="5"/>* @param args the command line arguments</text:p>
      <text:p text:style-name="P8"><text:s text:c="5"/>*/</text:p>
      <text:p text:style-name="P8"><text:s text:c="4"/>public static void main(String[] args) {</text:p>
      <text:p text:style-name="P8"><text:s text:c="8"/>Scanner teclado = new Scanner(System.in);</text:p>
      <text:p text:style-name="P8"><text:s text:c="8"/>int num1, num2;</text:p>
      <text:p text:style-name="P8"><text:s text:c="8"/>double div;</text:p>
      <text:p text:style-name="P8"><text:s text:c="8"/>try {</text:p>
      <text:p text:style-name="P8"><text:s text:c="12"/>System.out.println("Introduce el número 1: ");</text:p>
      <text:p text:style-name="P8"><text:s text:c="12"/>num1 = parseInt(teclado.nextLine());</text:p>
      <text:p text:style-name="P8"><text:s text:c="12"/>System.out.println("Introduce el número 2: ");</text:p>
      <text:p text:style-name="P8"><text:s text:c="12"/>num2 = parseInt(teclado.nextLine());</text:p>
      <text:p text:style-name="P8"><text:s text:c="12"/>while (num2 == 0){</text:p>
      <text:p text:style-name="P8"><text:s text:c="16"/>System.out.println("No se puede dividir por 0. Introduce otro divisor: ");</text:p>
      <text:p text:style-name="P8"><text:s text:c="16"/>num2 = parseInt(teclado.nextLine());</text:p>
      <text:p text:style-name="P8"><text:s text:c="12"/>}</text:p>
      <text:p text:style-name="P8"><text:s text:c="12"/>div = (double)num1/num2;</text:p>
      <text:p text:style-name="P8"><text:s text:c="12"/>System.out.println("División: " + num1 + "/" + num2 + " = " +div);</text:p>
      <text:p text:style-name="P8"><text:soft-page-break/><text:s text:c="8"/>} catch (NumberFormatException ex) {</text:p>
      <text:p text:style-name="P8"><text:s text:c="12"/>System.out.println("No se ha podido realizar la operación.");</text:p>
      <text:p text:style-name="P8"><text:s text:c="8"/>} catch (Exception ex) {</text:p>
      <text:p text:style-name="P8"><text:s text:c="12"/>System.out.println("Excepción en el programa. Error: " + ex);</text:p>
      <text:p text:style-name="P8"><text:s text:c="8"/>}</text:p>
      <text:p text:style-name="P8"><text:s text:c="4"/>}</text:p>
      <text:p text:style-name="P8"><text:s text:c="4"/></text:p>
      <text:p text:style-name="P8">}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0T16:50:29.315000000</meta:creation-date>
    <dc:date>2023-10-23T21:30:21.588000000</dc:date>
    <meta:editing-duration>PT1H13M10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5" meta:paragraph-count="153" meta:word-count="460" meta:character-count="4137" meta:non-whitespace-character-count="3070"/>
  </office:meta>
</office:document-meta>
</file>